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11in"/>
    </style:style>
    <style:style style:name="co2" style:family="table-column">
      <style:table-column-properties fo:break-before="auto" style:column-width="2.1256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ttle_equip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_nam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_id</text:p>
          </table:table-cell>
          <table:table-cell office:value-type="string" calcext:value-type="string">
            <text:p>p_availability</text:p>
          </table:table-cell>
          <table:table-cell office:value-type="string" calcext:value-type="string">
            <text:p>state_stock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BANDE ELASTIQUE PILATES BAND CAOUTCHOUC 2KG/4Lbs FAIBLE RESISTANCE BLEU</text:p>
          </table:table-cell>
          <table:table-cell office:value-type="string" calcext:value-type="string">
            <text:p>PILATES, GYM DOUCE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INT (RAND() * 200) + 201" office:value-type="float" office:value="369" calcext:value-type="float">
            <text:p>3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Tapis de sol fitness Tonemat S vert 160cmx60cmx7mm</text:p>
          </table:table-cell>
          <table:table-cell office:value-type="string" calcext:value-type="string">
            <text:p>PILATES, GYM DOUCE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INT (RAND() * 200) + 201" office:value-type="float" office:value="220" calcext:value-type="float">
            <text:p>2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TAPIS DE SOL FITNESS 140cmx50cmx6,5mm</text:p>
          </table:table-cell>
          <table:table-cell office:value-type="string" calcext:value-type="string">
            <text:p>PILATES, GYM DOUCE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27" calcext:value-type="float">
            <text:p>27</text:p>
          </table:table-cell>
          <table:table-cell table:formula="of:= INT (RAND() * 200) + 201" office:value-type="float" office:value="201" calcext:value-type="float">
            <text:p>20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Gilet lesté de musculation et cross training 10 kg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3" calcext:value-type="float">
            <text:p>13</text:p>
          </table:table-cell>
          <table:table-cell table:formula="of:= INT (RAND() * 200) + 201" office:value-type="float" office:value="280" calcext:value-type="float">
            <text:p>2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TAPIS DE SOL RESISTANT CHAUSSURES &amp; PLIABLE 160cmx60cmx7mm</text:p>
          </table:table-cell>
          <table:table-cell office:value-type="string" calcext:value-type="string">
            <text:p>PILATES, GYM DOUCE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20" calcext:value-type="float">
            <text:p>3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TAPIS DE SOL CONFORT FITNESS 180cmx63cmx15mm</text:p>
          </table:table-cell>
          <table:table-cell office:value-type="string" calcext:value-type="string">
            <text:p>PILATES, GYM DOUCE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251" calcext:value-type="float">
            <text:p>25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7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OMPE À PIED POUR LE CAMPING - RECOMMANDÉE POUR LES MATELAS GONFLABLES</text:p>
          </table:table-cell>
          <table:table-cell office:value-type="string" calcext:value-type="string">
            <text:p>RANDONNEE NATURE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INT (RAND() * 200) + 201" office:value-type="float" office:value="250" calcext:value-type="float">
            <text:p>25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POMPE À MAIN DOUBLE ACTION 4 L - RECOMMANDÉE POUR LES MATELAS GONFLABLES</text:p>
          </table:table-cell>
          <table:table-cell office:value-type="string" calcext:value-type="string">
            <text:p>RANDONNEE NATURE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9" calcext:value-type="float">
            <text:p>9</text:p>
          </table:table-cell>
          <table:table-cell table:formula="of:= INT (RAND() * 200) + 201" office:value-type="float" office:value="299" calcext:value-type="float">
            <text:p>29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âche de précision de football pour SG 500 L et Basic goal taille L 3x2m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6" calcext:value-type="float">
            <text:p>46</text:p>
          </table:table-cell>
          <table:table-cell table:formula="of:= INT (RAND() * 200) + 201" office:value-type="float" office:value="211" calcext:value-type="float">
            <text:p>2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âche de précision de football pour SG 500 taille M 1,8m x 1,20m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2" calcext:value-type="float">
            <text:p>62</text:p>
          </table:table-cell>
          <table:table-cell table:formula="of:= INT (RAND() * 200) + 201" office:value-type="float" office:value="317" calcext:value-type="float">
            <text:p>3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allon de football uhlsport Elysia ProLigue Ligue 1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UHLSPORT</text:p>
          </table:table-cell>
          <table:table-cell table:formula="of:= IF (RAND() * 100 &gt; 15; INT(RAND() * 100) ; 0 )" office:value-type="float" office:value="19" calcext:value-type="float">
            <text:p>19</text:p>
          </table:table-cell>
          <table:table-cell table:formula="of:= INT (RAND() * 200) + 201" office:value-type="float" office:value="230" calcext:value-type="float">
            <text:p>230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allon de football en mousse Ballground 500 T4 jaune et noi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6" calcext:value-type="float">
            <text:p>86</text:p>
          </table:table-cell>
          <table:table-cell table:formula="of:= INT (RAND() * 200) + 201" office:value-type="float" office:value="364" calcext:value-type="float">
            <text:p>3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Ballon de football France 2020 taille 5 bleu blanc roug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0" calcext:value-type="float">
            <text:p>90</text:p>
          </table:table-cell>
          <table:table-cell table:formula="of:= INT (RAND() * 200) + 201" office:value-type="float" office:value="394" calcext:value-type="float">
            <text:p>39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allon Adidas UNIFORIA Top Capitano EURO 2020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65" calcext:value-type="float">
            <text:p>65</text:p>
          </table:table-cell>
          <table:table-cell table:formula="of:= INT (RAND() * 200) + 201" office:value-type="float" office:value="388" calcext:value-type="float">
            <text:p>38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allon de football France 2020 T1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2" calcext:value-type="float">
            <text:p>62</text:p>
          </table:table-cell>
          <table:table-cell table:formula="of:= INT (RAND() * 200) + 201" office:value-type="float" office:value="301" calcext:value-type="float">
            <text:p>30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allon Adidas TOP Replique Euro 2020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1" calcext:value-type="float">
            <text:p>11</text:p>
          </table:table-cell>
          <table:table-cell table:formula="of:= INT (RAND() * 200) + 201" office:value-type="float" office:value="251" calcext:value-type="float">
            <text:p>2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allon de Basketball GG6X taille 6 MOLTE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MOLTEN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88" calcext:value-type="float">
            <text:p>3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Ballon de Basket Spalding NBA Triple Doubl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SPALDING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INT (RAND() * 200) + 201" office:value-type="float" office:value="250" calcext:value-type="float">
            <text:p>25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Mini ballon de basketball enfant Mini B taille 1. Jusqu'à 4 ans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100) ; 0 )" office:value-type="float" office:value="69" calcext:value-type="float">
            <text:p>69</text:p>
          </table:table-cell>
          <table:table-cell table:formula="of:= INT (RAND() * 200) + 201" office:value-type="float" office:value="258" calcext:value-type="float">
            <text:p>2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Ballon de football américain NFL FORCE taille officielle adulte marron</text:p>
          </table:table-cell>
          <table:table-cell office:value-type="string" calcext:value-type="string">
            <text:p>FOOTBALL, LACROSSE</text:p>
          </table:table-cell>
          <table:table-cell office:value-type="string" calcext:value-type="string">
            <text:p>WILSON</text:p>
          </table:table-cell>
          <table:table-cell table:formula="of:= IF (RAND() * 100 &gt; 15; INT(RAND() * 100) ; 0 )" office:value-type="float" office:value="73" calcext:value-type="float">
            <text:p>73</text:p>
          </table:table-cell>
          <table:table-cell table:formula="of:= INT (RAND() * 200) + 201" office:value-type="float" office:value="254" calcext:value-type="float">
            <text:p>2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Ballon de football F500 Hybride light taille 5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INT (RAND() * 200) + 201" office:value-type="float" office:value="394" calcext:value-type="float">
            <text:p>3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allon de basket adulte R900 taille 7 red black. Résistante et ultra agrippant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100) ; 0 )" office:value-type="float" office:value="4" calcext:value-type="float">
            <text:p>4</text:p>
          </table:table-cell>
          <table:table-cell table:formula="of:= INT (RAND() * 200) + 201" office:value-type="float" office:value="201" calcext:value-type="float">
            <text:p>20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allon de football Ballground 100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INT (RAND() * 200) + 201" office:value-type="float" office:value="398" calcext:value-type="float">
            <text:p>3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allon de football Softball XLight taille 5 290 grammes bleu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INT (RAND() * 200) + 201" office:value-type="float" office:value="280" calcext:value-type="float">
            <text:p>2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allon de basket BT100 de taille 7 orange pour les hommes à partir de 13 ans 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100) ; 0 )" office:value-type="float" office:value="50" calcext:value-type="float">
            <text:p>50</text:p>
          </table:table-cell>
          <table:table-cell table:formula="of:= INT (RAND() * 200) + 201" office:value-type="float" office:value="244" calcext:value-type="float">
            <text:p>2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Ballon de Basketball Replica NCAA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WILSON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INT (RAND() * 200) + 201" office:value-type="float" office:value="304" calcext:value-type="float">
            <text:p>3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Ballon de rugby INITIATION taille 3 jaune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OFFLOAD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INT (RAND() * 200) + 201" office:value-type="float" office:value="215" calcext:value-type="float">
            <text:p>2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Ballon de basketball TF 1000 EUROLEAGUE SPALDING taille 7 pour garçon et adult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SPALDING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INT (RAND() * 200) + 201" office:value-type="float" office:value="322" calcext:value-type="float">
            <text:p>3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ALLON DE FOOTBALL HYBRIDE GRAPHIC BALL LIGHT TAILLE 5 DIABOLIK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INT (RAND() * 200) + 201" office:value-type="float" office:value="333" calcext:value-type="float">
            <text:p>3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allon de football TOP REPLIQUE Ligue des champions ADIDAS 20/21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INT (RAND() * 200) + 201" office:value-type="float" office:value="257" calcext:value-type="float">
            <text:p>2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allon de basket K500 Bleu pour enfant basketteur débutant jusqu'a 6 ans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100) ; 0 )" office:value-type="float" office:value="19" calcext:value-type="float">
            <text:p>19</text:p>
          </table:table-cell>
          <table:table-cell table:formula="of:= INT (RAND() * 200) + 201" office:value-type="float" office:value="212" calcext:value-type="float">
            <text:p>212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allon de rugby supporter replica Coupe du monde Japon 2019 taille 5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GILBERT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INT (RAND() * 200) + 201" office:value-type="float" office:value="255" calcext:value-type="float">
            <text:p>255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ontre chronomètre de course à pied W200 S rose et corail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INT (RAND() * 200) + 201" office:value-type="float" office:value="219" calcext:value-type="float">
            <text:p>21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homme W500+ M noir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48" calcext:value-type="float">
            <text:p>34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W200 M noir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51" calcext:value-type="float">
            <text:p>51</text:p>
          </table:table-cell>
          <table:table-cell table:formula="of:= INT (RAND() * 200) + 201" office:value-type="float" office:value="382" calcext:value-type="float">
            <text:p>38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A400 NOIR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49" calcext:value-type="float">
            <text:p>349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7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W500 M noire écran revers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INT (RAND() * 200) + 201" office:value-type="float" office:value="285" calcext:value-type="float">
            <text:p>2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ATW100 noir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INT (RAND() * 200) + 201" office:value-type="float" office:value="265" calcext:value-type="float">
            <text:p>2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homme W900 noire écran revers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INT (RAND() * 200) + 201" office:value-type="float" office:value="228" calcext:value-type="float">
            <text:p>22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racelet montre compatible W500, W700 et W900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57" calcext:value-type="float">
            <text:p>3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sport analogique femme et junior A300 S SWIP blanch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INT (RAND() * 200) + 201" office:value-type="float" office:value="287" calcext:value-type="float">
            <text:p>2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ronomètre ONSTART 110</text:p>
          </table:table-cell>
          <table:table-cell office:value-type="string" calcext:value-type="string">
            <text:p>ATHLETISM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INT (RAND() * 200) + 201" office:value-type="float" office:value="299" calcext:value-type="float">
            <text:p>29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de course à pied femme W500 S NOIRE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INT (RAND() * 200) + 201" office:value-type="float" office:value="311" calcext:value-type="float">
            <text:p>3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ontre chronomètre antichoc de course à pied homme W700xc M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INT (RAND() * 200) + 201" office:value-type="float" office:value="339" calcext:value-type="float">
            <text:p>3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Chronomètre sport ONstart 310 noir orange</text:p>
          </table:table-cell>
          <table:table-cell office:value-type="string" calcext:value-type="string">
            <text:p>ATHLETISM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INT (RAND() * 200) + 201" office:value-type="float" office:value="333" calcext:value-type="float">
            <text:p>3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ASE CHRONOMÈTRE D'ATHLÉTISME KICK &amp; RUN</text:p>
          </table:table-cell>
          <table:table-cell office:value-type="string" calcext:value-type="string">
            <text:p>ATHLETISM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INT (RAND() * 200) + 201" office:value-type="float" office:value="389" calcext:value-type="float">
            <text:p>38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racelet montre compatible W500s et A300s</text:p>
          </table:table-cell>
          <table:table-cell office:value-type="string" calcext:value-type="string">
            <text:p>RUNNING ROUT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INT (RAND() * 200) + 201" office:value-type="float" office:value="227" calcext:value-type="float">
            <text:p>2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Chronomètre ONstart 710 noir</text:p>
          </table:table-cell>
          <table:table-cell office:value-type="string" calcext:value-type="string">
            <text:p>ATHLETISME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INT (RAND() * 200) + 201" office:value-type="float" office:value="217" calcext:value-type="float">
            <text:p>2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Volant Plume De Badminton FSC 560 X 12 Vitesse 78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INT (RAND() * 200) + 201" office:value-type="float" office:value="295" calcext:value-type="float">
            <text:p>2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De Badminton Extérieur PSC 130 X 3 - blanc/jaune /orange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INT (RAND() * 200) + 201" office:value-type="float" office:value="332" calcext:value-type="float">
            <text:p>3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multicolored</text:p>
          </table:table-cell>
        </table:table-row>
        <table:table-row table:style-name="ro1">
          <table:table-cell office:value-type="string" calcext:value-type="string">
            <text:p>Volant De Badminton En Plastique PSC 100 X 3 - Blanc/Gris/Orange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INT (RAND() * 200) + 201" office:value-type="float" office:value="243" calcext:value-type="float">
            <text:p>2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multicolored</text:p>
          </table:table-cell>
        </table:table-row>
        <table:table-row table:style-name="ro1">
          <table:table-cell office:value-type="string" calcext:value-type="string">
            <text:p>VOLANT DE BADMINTON EN PLASTIQUE YONEX MAVIS 600 x 6 - BLANC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YONEX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INT (RAND() * 200) + 201" office:value-type="float" office:value="398" calcext:value-type="float">
            <text:p>39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FSC 93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INT (RAND() * 200) + 201" office:value-type="float" office:value="333" calcext:value-type="float">
            <text:p>3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DE BADMINTON EN PLASTIQUE YONEX MAVIS 300 x 6 - BLANC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YONEX</text:p>
          </table:table-cell>
          <table:table-cell table:formula="of:= IF (RAND() * 100 &gt; 15; INT(RAND() * 100) ; 0 )" office:value-type="float" office:value="90" calcext:value-type="float">
            <text:p>90</text:p>
          </table:table-cell>
          <table:table-cell table:formula="of:= INT (RAND() * 200) + 201" office:value-type="float" office:value="311" calcext:value-type="float">
            <text:p>3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De Badminton En Plastique PSC 900 x 6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76" calcext:value-type="float">
            <text:p>76</text:p>
          </table:table-cell>
          <table:table-cell table:formula="of:= INT (RAND() * 200) + 201" office:value-type="float" office:value="248" calcext:value-type="float">
            <text:p>24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Hybride De Badminton FSC 50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26" calcext:value-type="float">
            <text:p>3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7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DE BADMINTON EN PLASTIQUE YONEX MAVIS 2000 x 6 - BLANC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YONEX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INT (RAND() * 200) + 201" office:value-type="float" office:value="351" calcext:value-type="float">
            <text:p>3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De Badminton En Plastique PSC 100 x 1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74" calcext:value-type="float">
            <text:p>374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59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VOLANTS DE SPEEDMINTON SPEEDERS ROUGE ET JAUNE LOT DE 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SPEEDMINTON</text:p>
          </table:table-cell>
          <table:table-cell table:formula="of:= IF (RAND() * 100 &gt; 15; INT(RAND() * 100) ; 0 )" office:value-type="float" office:value="15" calcext:value-type="float">
            <text:p>15</text:p>
          </table:table-cell>
          <table:table-cell table:formula="of:= INT (RAND() * 200) + 201" office:value-type="float" office:value="245" calcext:value-type="float">
            <text:p>24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multicolored</text:p>
          </table:table-cell>
        </table:table-row>
        <table:table-row table:style-name="ro1">
          <table:table-cell office:value-type="string" calcext:value-type="string">
            <text:p>Volant Plume de badminton FSC 56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INT (RAND() * 200) + 201" office:value-type="float" office:value="276" calcext:value-type="float">
            <text:p>27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oite de volant loisir de Badminton Magic Night lumineux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TALBOT TORRO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INT (RAND() * 200) + 201" office:value-type="float" office:value="284" calcext:value-type="float">
            <text:p>2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Volant plume de Badminton YONEX LEAGUE 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YONEX</text:p>
          </table:table-cell>
          <table:table-cell table:formula="of:= IF (RAND() * 100 &gt; 15; INT(RAND() * 100) ; 0 )" office:value-type="float" office:value="76" calcext:value-type="float">
            <text:p>76</text:p>
          </table:table-cell>
          <table:table-cell table:formula="of:= INT (RAND() * 200) + 201" office:value-type="float" office:value="328" calcext:value-type="float">
            <text:p>32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Lot De 12 Volants De Badminton Plumes FSC 930 Vitesse 78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INT (RAND() * 200) + 201" office:value-type="float" office:value="333" calcext:value-type="float">
            <text:p>33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6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FSC 96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INT (RAND() * 200) + 201" office:value-type="float" office:value="204" calcext:value-type="float">
            <text:p>2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YONEX AEROSENSA 3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YONEX</text:p>
          </table:table-cell>
          <table:table-cell table:formula="of:= IF (RAND() * 100 &gt; 15; INT(RAND() * 100) ; 0 )" office:value-type="float" office:value="19" calcext:value-type="float">
            <text:p>19</text:p>
          </table:table-cell>
          <table:table-cell table:formula="of:= INT (RAND() * 200) + 201" office:value-type="float" office:value="275" calcext:value-type="float">
            <text:p>27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FSC 990 X 12 Vitesse 78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INT (RAND() * 200) + 201" office:value-type="float" office:value="381" calcext:value-type="float">
            <text:p>38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FSC 960 X 12 Vitesse 78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32" calcext:value-type="float">
            <text:p>32</text:p>
          </table:table-cell>
          <table:table-cell table:formula="of:= INT (RAND() * 200) + 201" office:value-type="float" office:value="258" calcext:value-type="float">
            <text:p>2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olant plume De Badminton FSC 990 X 12 Vitesse 77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PERFLY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INT (RAND() * 200) + 201" office:value-type="float" office:value="350" calcext:value-type="float">
            <text:p>35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ANTS DE BOXE EVERLAST POWERLOCK NOIR/OR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EVERLAST</text:p>
          </table:table-cell>
          <table:table-cell table:formula="of:= IF (RAND() * 100 &gt; 15; INT(RAND() * 100) ; 0 )" office:value-type="float" office:value="89" calcext:value-type="float">
            <text:p>89</text:p>
          </table:table-cell>
          <table:table-cell table:formula="of:= INT (RAND() * 200) + 201" office:value-type="float" office:value="267" calcext:value-type="float">
            <text:p>26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7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ANTS DE SAC DE FRAPPE 900 PRO BOXING NOIR/ARG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74" calcext:value-type="float">
            <text:p>74</text:p>
          </table:table-cell>
          <table:table-cell table:formula="of:= INT (RAND() * 200) + 201" office:value-type="float" office:value="329" calcext:value-type="float">
            <text:p>329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7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GANTS DE BOXE 100 JR ROUGES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INT (RAND() * 200) + 201" office:value-type="float" office:value="217" calcext:value-type="float">
            <text:p>21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7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KIT DE BOXE DEBUTANT: GANTS, BANDES, PROTEGE-DENTS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INT (RAND() * 200) + 201" office:value-type="float" office:value="359" calcext:value-type="float">
            <text:p>3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GANTS DE BOXE 120 BLEUS, GANTS D'ENTRAINEM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31" calcext:value-type="float">
            <text:p>31</text:p>
          </table:table-cell>
          <table:table-cell table:formula="of:= INT (RAND() * 200) + 201" office:value-type="float" office:value="243" calcext:value-type="float">
            <text:p>2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GANTS DE BOXE 100 JR ROUGES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38" calcext:value-type="float">
            <text:p>38</text:p>
          </table:table-cell>
          <table:table-cell table:formula="of:= INT (RAND() * 200) + 201" office:value-type="float" office:value="361" calcext:value-type="float">
            <text:p>3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ANTS DE BOXE EVERLAST POWERLOCK NOIR/OR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EVERLAST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206" calcext:value-type="float">
            <text:p>20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6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ANTS DE BOXE 120 BLEUS, GANTS D'ENTRAINEM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47" calcext:value-type="float">
            <text:p>47</text:p>
          </table:table-cell>
          <table:table-cell table:formula="of:= INT (RAND() * 200) + 201" office:value-type="float" office:value="380" calcext:value-type="float">
            <text:p>3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ANTS MUAY-THAÏ CUIR 500 BLANC/ARG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INT (RAND() * 200) + 201" office:value-type="float" office:value="313" calcext:value-type="float">
            <text:p>31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ANTS DE BOXE 100 ROUGES DEBUTA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INT (RAND() * 200) + 201" office:value-type="float" office:value="398" calcext:value-type="float">
            <text:p>3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ANTS DE BOXE 500 ERGO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376" calcext:value-type="float">
            <text:p>37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8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ronze</text:p>
          </table:table-cell>
        </table:table-row>
        <table:table-row table:style-name="ro1">
          <table:table-cell office:value-type="string" calcext:value-type="string">
            <text:p>GANTS DE KICK-BOXING 500 NOIRS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INT (RAND() * 200) + 201" office:value-type="float" office:value="359" calcext:value-type="float">
            <text:p>3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GANTS DE BOXE 500 ERGO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211" calcext:value-type="float">
            <text:p>2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ANTS DE SAC DE FRAPPE 900 PRO BOXING NOIR/ARG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45" calcext:value-type="float">
            <text:p>45</text:p>
          </table:table-cell>
          <table:table-cell table:formula="of:= INT (RAND() * 200) + 201" office:value-type="float" office:value="251" calcext:value-type="float">
            <text:p>2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GANTS DE BOXE 900 NOIRS SPARR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260" calcext:value-type="float">
            <text:p>26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84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GANTS DE BOXE 120 BLEUS, GANTS D'ENTRAINEM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INT (RAND() * 200) + 201" office:value-type="float" office:value="294" calcext:value-type="float">
            <text:p>2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ANTS DE BOXE 120 BLEUS, GANTS D'ENTRAINEMENT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INT (RAND() * 200) + 201" office:value-type="float" office:value="313" calcext:value-type="float">
            <text:p>31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Sécheur de gants de boxe avec ventilateur intégré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INT (RAND() * 200) + 201" office:value-type="float" office:value="257" calcext:value-type="float">
            <text:p>2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ÉCHEURS DE GANTS DE BOX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OUTSHOCK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INT (RAND() * 200) + 201" office:value-type="float" office:value="311" calcext:value-type="float">
            <text:p>3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GANTS DE BOXE HYBRID EXPERT 65 MAYA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0" calcext:value-type="float">
            <text:p>30</text:p>
          </table:table-cell>
          <table:table-cell table:formula="of:= INT (RAND() * 200) + 201" office:value-type="float" office:value="363" calcext:value-type="float">
            <text:p>36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8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Gants de boxe KPOWER 100 confirmés noirs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INT (RAND() * 200) + 201" office:value-type="float" office:value="278" calcext:value-type="float">
            <text:p>27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</table:table-row>
      </table:table>
      <table:table table:name="datas" table:style-name="ta1">
        <table:table-column table:style-name="co8" table:default-cell-style-name="Default"/>
        <table:table-row table:style-name="ro1">
          <table:table-cell table:formula="of:=RAND() * 100" office:value-type="float" office:value="67.2116995443556" calcext:value-type="float">
            <text:p>67.2116995443556</text:p>
          </table:table-cell>
        </table:table-row>
        <table:table-row table:style-name="ro1">
          <table:table-cell table:formula="of:=RAND() * 100" office:value-type="float" office:value="24.7350275832877" calcext:value-type="float">
            <text:p>24.7350275832877</text:p>
          </table:table-cell>
        </table:table-row>
        <table:table-row table:style-name="ro1">
          <table:table-cell table:formula="of:=RAND() * 100" office:value-type="float" office:value="82.8099638402505" calcext:value-type="float">
            <text:p>82.8099638402505</text:p>
          </table:table-cell>
        </table:table-row>
        <table:table-row table:style-name="ro1">
          <table:table-cell table:formula="of:=RAND() * 100" office:value-type="float" office:value="85.6393573878352" calcext:value-type="float">
            <text:p>85.6393573878352</text:p>
          </table:table-cell>
        </table:table-row>
        <table:table-row table:style-name="ro1">
          <table:table-cell table:formula="of:=RAND() * 100" office:value-type="float" office:value="76.3721645782907" calcext:value-type="float">
            <text:p>76.3721645782907</text:p>
          </table:table-cell>
        </table:table-row>
        <table:table-row table:style-name="ro1">
          <table:table-cell table:formula="of:=RAND() * 100" office:value-type="float" office:value="93.5504732703109" calcext:value-type="float">
            <text:p>93.5504732703109</text:p>
          </table:table-cell>
        </table:table-row>
        <table:table-row table:style-name="ro1">
          <table:table-cell table:formula="of:=RAND() * 100" office:value-type="float" office:value="10.9981364572962" calcext:value-type="float">
            <text:p>10.9981364572962</text:p>
          </table:table-cell>
        </table:table-row>
        <table:table-row table:style-name="ro1">
          <table:table-cell table:formula="of:=RAND() * 100" office:value-type="float" office:value="13.3984133025217" calcext:value-type="float">
            <text:p>13.3984133025217</text:p>
          </table:table-cell>
        </table:table-row>
        <table:table-row table:style-name="ro1">
          <table:table-cell table:formula="of:=RAND() * 100" office:value-type="float" office:value="48.0371609954944" calcext:value-type="float">
            <text:p>48.0371609954944</text:p>
          </table:table-cell>
        </table:table-row>
        <table:table-row table:style-name="ro1">
          <table:table-cell table:formula="of:=RAND() * 100" office:value-type="float" office:value="96.4230982985302" calcext:value-type="float">
            <text:p>96.4230982985302</text:p>
          </table:table-cell>
        </table:table-row>
        <table:table-row table:style-name="ro1">
          <table:table-cell table:formula="of:=RAND() * 100" office:value-type="float" office:value="32.2335625499081" calcext:value-type="float">
            <text:p>32.2335625499081</text:p>
          </table:table-cell>
        </table:table-row>
        <table:table-row table:style-name="ro1">
          <table:table-cell table:formula="of:=RAND() * 100" office:value-type="float" office:value="1.39453262289935" calcext:value-type="float">
            <text:p>1.39453262289935</text:p>
          </table:table-cell>
        </table:table-row>
        <table:table-row table:style-name="ro1">
          <table:table-cell table:formula="of:=RAND() * 100" office:value-type="float" office:value="63.5200671460511" calcext:value-type="float">
            <text:p>63.5200671460511</text:p>
          </table:table-cell>
        </table:table-row>
        <table:table-row table:style-name="ro1">
          <table:table-cell table:formula="of:=RAND() * 100" office:value-type="float" office:value="14.2508378898081" calcext:value-type="float">
            <text:p>14.2508378898081</text:p>
          </table:table-cell>
        </table:table-row>
        <table:table-row table:style-name="ro1">
          <table:table-cell table:formula="of:=RAND() * 100" office:value-type="float" office:value="14.2292316515067" calcext:value-type="float">
            <text:p>14.2292316515067</text:p>
          </table:table-cell>
        </table:table-row>
        <table:table-row table:style-name="ro1">
          <table:table-cell table:formula="of:=RAND() * 100" office:value-type="float" office:value="7.74402534333828" calcext:value-type="float">
            <text:p>7.74402534333828</text:p>
          </table:table-cell>
        </table:table-row>
        <table:table-row table:style-name="ro1">
          <table:table-cell table:formula="of:=RAND() * 100" office:value-type="float" office:value="87.7188101654524" calcext:value-type="float">
            <text:p>87.7188101654524</text:p>
          </table:table-cell>
        </table:table-row>
        <table:table-row table:style-name="ro1">
          <table:table-cell table:formula="of:=RAND() * 100" office:value-type="float" office:value="66.5130764177965" calcext:value-type="float">
            <text:p>66.5130764177965</text:p>
          </table:table-cell>
        </table:table-row>
        <table:table-row table:style-name="ro1">
          <table:table-cell table:formula="of:=RAND() * 100" office:value-type="float" office:value="73.423292023788" calcext:value-type="float">
            <text:p>73.423292023788</text:p>
          </table:table-cell>
        </table:table-row>
        <table:table-row table:style-name="ro1">
          <table:table-cell table:formula="of:=RAND() * 100" office:value-type="float" office:value="32.7865769219837" calcext:value-type="float">
            <text:p>32.7865769219837</text:p>
          </table:table-cell>
        </table:table-row>
        <table:table-row table:style-name="ro1">
          <table:table-cell table:formula="of:=RAND() * 100" office:value-type="float" office:value="27.3777053444848" calcext:value-type="float">
            <text:p>27.3777053444848</text:p>
          </table:table-cell>
        </table:table-row>
        <table:table-row table:style-name="ro1">
          <table:table-cell table:formula="of:=RAND() * 100" office:value-type="float" office:value="83.6349170500606" calcext:value-type="float">
            <text:p>83.6349170500606</text:p>
          </table:table-cell>
        </table:table-row>
        <table:table-row table:style-name="ro1">
          <table:table-cell table:formula="of:=RAND() * 100" office:value-type="float" office:value="82.7808575330484" calcext:value-type="float">
            <text:p>82.7808575330484</text:p>
          </table:table-cell>
        </table:table-row>
        <table:table-row table:style-name="ro1">
          <table:table-cell table:formula="of:=RAND() * 100" office:value-type="float" office:value="43.6137008197109" calcext:value-type="float">
            <text:p>43.6137008197109</text:p>
          </table:table-cell>
        </table:table-row>
        <table:table-row table:style-name="ro1">
          <table:table-cell table:formula="of:=RAND() * 100" office:value-type="float" office:value="52.4025503002838" calcext:value-type="float">
            <text:p>52.4025503002838</text:p>
          </table:table-cell>
        </table:table-row>
        <table:table-row table:style-name="ro1">
          <table:table-cell table:formula="of:=RAND() * 100" office:value-type="float" office:value="65.5471500865408" calcext:value-type="float">
            <text:p>65.5471500865408</text:p>
          </table:table-cell>
        </table:table-row>
        <table:table-row table:style-name="ro1">
          <table:table-cell table:formula="of:=RAND() * 100" office:value-type="float" office:value="45.8860616610959" calcext:value-type="float">
            <text:p>45.8860616610959</text:p>
          </table:table-cell>
        </table:table-row>
        <table:table-row table:style-name="ro1">
          <table:table-cell table:formula="of:=RAND() * 100" office:value-type="float" office:value="27.6818497815035" calcext:value-type="float">
            <text:p>27.6818497815035</text:p>
          </table:table-cell>
        </table:table-row>
        <table:table-row table:style-name="ro1">
          <table:table-cell table:formula="of:=RAND() * 100" office:value-type="float" office:value="37.8637542562743" calcext:value-type="float">
            <text:p>37.8637542562743</text:p>
          </table:table-cell>
        </table:table-row>
        <table:table-row table:style-name="ro1">
          <table:table-cell table:formula="of:=RAND() * 100" office:value-type="float" office:value="80.0821111338751" calcext:value-type="float">
            <text:p>80.0821111338751</text:p>
          </table:table-cell>
        </table:table-row>
        <table:table-row table:style-name="ro1">
          <table:table-cell table:formula="of:=RAND() * 100" office:value-type="float" office:value="52.3626690584016" calcext:value-type="float">
            <text:p>52.3626690584016</text:p>
          </table:table-cell>
        </table:table-row>
        <table:table-row table:style-name="ro1">
          <table:table-cell table:formula="of:=RAND() * 100" office:value-type="float" office:value="1.15249075157317" calcext:value-type="float">
            <text:p>1.15249075157317</text:p>
          </table:table-cell>
        </table:table-row>
        <table:table-row table:style-name="ro1">
          <table:table-cell table:formula="of:=RAND() * 100" office:value-type="float" office:value="16.2425994310413" calcext:value-type="float">
            <text:p>16.2425994310413</text:p>
          </table:table-cell>
        </table:table-row>
        <table:table-row table:style-name="ro1">
          <table:table-cell table:formula="of:=RAND() * 100" office:value-type="float" office:value="28.3206350726098" calcext:value-type="float">
            <text:p>28.3206350726098</text:p>
          </table:table-cell>
        </table:table-row>
        <table:table-row table:style-name="ro1">
          <table:table-cell table:formula="of:=RAND() * 100" office:value-type="float" office:value="30.9048337597897" calcext:value-type="float">
            <text:p>30.9048337597897</text:p>
          </table:table-cell>
        </table:table-row>
        <table:table-row table:style-name="ro1">
          <table:table-cell table:formula="of:=RAND() * 100" office:value-type="float" office:value="72.1985622729356" calcext:value-type="float">
            <text:p>72.1985622729356</text:p>
          </table:table-cell>
        </table:table-row>
        <table:table-row table:style-name="ro1">
          <table:table-cell table:formula="of:=RAND() * 100" office:value-type="float" office:value="8.2105634650407" calcext:value-type="float">
            <text:p>8.2105634650407</text:p>
          </table:table-cell>
        </table:table-row>
        <table:table-row table:style-name="ro1">
          <table:table-cell table:formula="of:=RAND() * 100" office:value-type="float" office:value="53.1448956260621" calcext:value-type="float">
            <text:p>53.1448956260621</text:p>
          </table:table-cell>
        </table:table-row>
        <table:table-row table:style-name="ro1">
          <table:table-cell table:formula="of:=RAND() * 100" office:value-type="float" office:value="64.0855164626005" calcext:value-type="float">
            <text:p>64.0855164626005</text:p>
          </table:table-cell>
        </table:table-row>
        <table:table-row table:style-name="ro1">
          <table:table-cell table:formula="of:=RAND() * 100" office:value-type="float" office:value="52.9912018830927" calcext:value-type="float">
            <text:p>52.9912018830927</text:p>
          </table:table-cell>
        </table:table-row>
        <table:table-row table:style-name="ro1">
          <table:table-cell table:formula="of:=RAND() * 100" office:value-type="float" office:value="58.937040741447" calcext:value-type="float">
            <text:p>58.937040741447</text:p>
          </table:table-cell>
        </table:table-row>
        <table:table-row table:style-name="ro1">
          <table:table-cell table:formula="of:=RAND() * 100" office:value-type="float" office:value="95.2976261909869" calcext:value-type="float">
            <text:p>95.2976261909869</text:p>
          </table:table-cell>
        </table:table-row>
        <table:table-row table:style-name="ro1">
          <table:table-cell table:formula="of:=RAND() * 100" office:value-type="float" office:value="50.0790077979856" calcext:value-type="float">
            <text:p>50.0790077979856</text:p>
          </table:table-cell>
        </table:table-row>
        <table:table-row table:style-name="ro1">
          <table:table-cell table:formula="of:=RAND() * 100" office:value-type="float" office:value="43.6577274364398" calcext:value-type="float">
            <text:p>43.6577274364398</text:p>
          </table:table-cell>
        </table:table-row>
        <table:table-row table:style-name="ro1">
          <table:table-cell table:formula="of:=RAND() * 100" office:value-type="float" office:value="46.9426870483069" calcext:value-type="float">
            <text:p>46.9426870483069</text:p>
          </table:table-cell>
        </table:table-row>
        <table:table-row table:style-name="ro1">
          <table:table-cell table:formula="of:=RAND() * 100" office:value-type="float" office:value="47.3310006205872" calcext:value-type="float">
            <text:p>47.3310006205872</text:p>
          </table:table-cell>
        </table:table-row>
        <table:table-row table:style-name="ro1">
          <table:table-cell table:formula="of:=RAND() * 100" office:value-type="float" office:value="30.9661431781701" calcext:value-type="float">
            <text:p>30.9661431781701</text:p>
          </table:table-cell>
        </table:table-row>
        <table:table-row table:style-name="ro1">
          <table:table-cell table:formula="of:=RAND() * 100" office:value-type="float" office:value="30.2670620762914" calcext:value-type="float">
            <text:p>30.2670620762914</text:p>
          </table:table-cell>
        </table:table-row>
        <table:table-row table:style-name="ro1">
          <table:table-cell table:formula="of:=RAND() * 100" office:value-type="float" office:value="73.0705079129853" calcext:value-type="float">
            <text:p>73.0705079129853</text:p>
          </table:table-cell>
        </table:table-row>
        <table:table-row table:style-name="ro1">
          <table:table-cell table:formula="of:=RAND() * 100" office:value-type="float" office:value="77.4937259303089" calcext:value-type="float">
            <text:p>77.4937259303089</text:p>
          </table:table-cell>
        </table:table-row>
        <table:table-row table:style-name="ro1">
          <table:table-cell table:formula="of:=RAND() * 100" office:value-type="float" office:value="55.1396796221123" calcext:value-type="float">
            <text:p>55.1396796221123</text:p>
          </table:table-cell>
        </table:table-row>
        <table:table-row table:style-name="ro1">
          <table:table-cell table:formula="of:=RAND() * 100" office:value-type="float" office:value="56.8955227058433" calcext:value-type="float">
            <text:p>56.8955227058433</text:p>
          </table:table-cell>
        </table:table-row>
        <table:table-row table:style-name="ro1">
          <table:table-cell table:formula="of:=RAND() * 100" office:value-type="float" office:value="11.2969747523896" calcext:value-type="float">
            <text:p>11.2969747523896</text:p>
          </table:table-cell>
        </table:table-row>
        <table:table-row table:style-name="ro1">
          <table:table-cell table:formula="of:=RAND() * 100" office:value-type="float" office:value="96.4579644657503" calcext:value-type="float">
            <text:p>96.4579644657503</text:p>
          </table:table-cell>
        </table:table-row>
        <table:table-row table:style-name="ro1">
          <table:table-cell table:formula="of:=RAND() * 100" office:value-type="float" office:value="75.7532220650588" calcext:value-type="float">
            <text:p>75.7532220650588</text:p>
          </table:table-cell>
        </table:table-row>
        <table:table-row table:style-name="ro1">
          <table:table-cell table:formula="of:=RAND() * 100" office:value-type="float" office:value="67.6681137481398" calcext:value-type="float">
            <text:p>67.6681137481398</text:p>
          </table:table-cell>
        </table:table-row>
        <table:table-row table:style-name="ro1">
          <table:table-cell table:formula="of:=RAND() * 100" office:value-type="float" office:value="20.7378635525737" calcext:value-type="float">
            <text:p>20.7378635525737</text:p>
          </table:table-cell>
        </table:table-row>
        <table:table-row table:style-name="ro1">
          <table:table-cell table:formula="of:=RAND() * 100" office:value-type="float" office:value="87.3695063936391" calcext:value-type="float">
            <text:p>87.3695063936391</text:p>
          </table:table-cell>
        </table:table-row>
        <table:table-row table:style-name="ro1">
          <table:table-cell table:formula="of:=RAND() * 100" office:value-type="float" office:value="3.85551625498793" calcext:value-type="float">
            <text:p>3.85551625498793</text:p>
          </table:table-cell>
        </table:table-row>
        <table:table-row table:style-name="ro1">
          <table:table-cell table:formula="of:=RAND() * 100" office:value-type="float" office:value="72.1567434557046" calcext:value-type="float">
            <text:p>72.1567434557046</text:p>
          </table:table-cell>
        </table:table-row>
        <table:table-row table:style-name="ro1">
          <table:table-cell table:formula="of:=RAND() * 100" office:value-type="float" office:value="71.6444397252612" calcext:value-type="float">
            <text:p>71.6444397252612</text:p>
          </table:table-cell>
        </table:table-row>
        <table:table-row table:style-name="ro1">
          <table:table-cell table:formula="of:=RAND() * 100" office:value-type="float" office:value="32.3146828860216" calcext:value-type="float">
            <text:p>32.3146828860216</text:p>
          </table:table-cell>
        </table:table-row>
        <table:table-row table:style-name="ro1">
          <table:table-cell table:formula="of:=RAND() * 100" office:value-type="float" office:value="49.2414229085528" calcext:value-type="float">
            <text:p>49.2414229085528</text:p>
          </table:table-cell>
        </table:table-row>
        <table:table-row table:style-name="ro1">
          <table:table-cell table:formula="of:=RAND() * 100" office:value-type="float" office:value="14.1054232121873" calcext:value-type="float">
            <text:p>14.1054232121873</text:p>
          </table:table-cell>
        </table:table-row>
        <table:table-row table:style-name="ro1">
          <table:table-cell table:formula="of:=RAND() * 100" office:value-type="float" office:value="69.3576400133836" calcext:value-type="float">
            <text:p>69.3576400133836</text:p>
          </table:table-cell>
        </table:table-row>
        <table:table-row table:style-name="ro1">
          <table:table-cell table:formula="of:=RAND() * 100" office:value-type="float" office:value="64.7387522405572" calcext:value-type="float">
            <text:p>64.7387522405572</text:p>
          </table:table-cell>
        </table:table-row>
        <table:table-row table:style-name="ro1">
          <table:table-cell table:formula="of:=RAND() * 100" office:value-type="float" office:value="13.9825485527484" calcext:value-type="float">
            <text:p>13.9825485527484</text:p>
          </table:table-cell>
        </table:table-row>
        <table:table-row table:style-name="ro1">
          <table:table-cell table:formula="of:=RAND() * 100" office:value-type="float" office:value="64.7737339810265" calcext:value-type="float">
            <text:p>64.7737339810265</text:p>
          </table:table-cell>
        </table:table-row>
        <table:table-row table:style-name="ro1">
          <table:table-cell table:formula="of:=RAND() * 100" office:value-type="float" office:value="92.5260122852023" calcext:value-type="float">
            <text:p>92.5260122852023</text:p>
          </table:table-cell>
        </table:table-row>
        <table:table-row table:style-name="ro1">
          <table:table-cell table:formula="of:=RAND() * 100" office:value-type="float" office:value="7.62958931871179" calcext:value-type="float">
            <text:p>7.62958931871179</text:p>
          </table:table-cell>
        </table:table-row>
        <table:table-row table:style-name="ro1">
          <table:table-cell table:formula="of:=RAND() * 100" office:value-type="float" office:value="3.26173733346437" calcext:value-type="float">
            <text:p>3.26173733346437</text:p>
          </table:table-cell>
        </table:table-row>
        <table:table-row table:style-name="ro1">
          <table:table-cell table:formula="of:=RAND() * 100" office:value-type="float" office:value="18.4700411893134" calcext:value-type="float">
            <text:p>18.4700411893134</text:p>
          </table:table-cell>
        </table:table-row>
        <table:table-row table:style-name="ro1">
          <table:table-cell table:formula="of:=RAND() * 100" office:value-type="float" office:value="96.9001375209264" calcext:value-type="float">
            <text:p>96.9001375209264</text:p>
          </table:table-cell>
        </table:table-row>
        <table:table-row table:style-name="ro1">
          <table:table-cell table:formula="of:=RAND() * 100" office:value-type="float" office:value="58.6938613029013" calcext:value-type="float">
            <text:p>58.6938613029013</text:p>
          </table:table-cell>
        </table:table-row>
        <table:table-row table:style-name="ro1">
          <table:table-cell table:formula="of:=RAND() * 100" office:value-type="float" office:value="59.5590947935846" calcext:value-type="float">
            <text:p>59.5590947935846</text:p>
          </table:table-cell>
        </table:table-row>
        <table:table-row table:style-name="ro1">
          <table:table-cell table:formula="of:=RAND() * 100" office:value-type="float" office:value="76.2835405129835" calcext:value-type="float">
            <text:p>76.2835405129835</text:p>
          </table:table-cell>
        </table:table-row>
        <table:table-row table:style-name="ro1">
          <table:table-cell table:formula="of:=RAND() * 100" office:value-type="float" office:value="42.6847213557579" calcext:value-type="float">
            <text:p>42.6847213557579</text:p>
          </table:table-cell>
        </table:table-row>
        <table:table-row table:style-name="ro1">
          <table:table-cell table:formula="of:=RAND() * 100" office:value-type="float" office:value="75.5025420834604" calcext:value-type="float">
            <text:p>75.5025420834604</text:p>
          </table:table-cell>
        </table:table-row>
        <table:table-row table:style-name="ro1">
          <table:table-cell table:formula="of:=RAND() * 100" office:value-type="float" office:value="26.4861632765785" calcext:value-type="float">
            <text:p>26.4861632765785</text:p>
          </table:table-cell>
        </table:table-row>
        <table:table-row table:style-name="ro1">
          <table:table-cell table:formula="of:=RAND() * 100" office:value-type="float" office:value="18.2485181504418" calcext:value-type="float">
            <text:p>18.2485181504418</text:p>
          </table:table-cell>
        </table:table-row>
        <table:table-row table:style-name="ro1">
          <table:table-cell table:formula="of:=RAND() * 100" office:value-type="float" office:value="79.8062511674451" calcext:value-type="float">
            <text:p>79.8062511674451</text:p>
          </table:table-cell>
        </table:table-row>
        <table:table-row table:style-name="ro1">
          <table:table-cell table:formula="of:=RAND() * 100" office:value-type="float" office:value="98.8627456332879" calcext:value-type="float">
            <text:p>98.8627456332879</text:p>
          </table:table-cell>
        </table:table-row>
        <table:table-row table:style-name="ro1">
          <table:table-cell table:formula="of:=RAND() * 100" office:value-type="float" office:value="68.2408935301065" calcext:value-type="float">
            <text:p>68.2408935301065</text:p>
          </table:table-cell>
        </table:table-row>
        <table:table-row table:style-name="ro1">
          <table:table-cell table:formula="of:=RAND() * 100" office:value-type="float" office:value="19.0141783255053" calcext:value-type="float">
            <text:p>19.0141783255053</text:p>
          </table:table-cell>
        </table:table-row>
        <table:table-row table:style-name="ro1">
          <table:table-cell table:formula="of:=RAND() * 100" office:value-type="float" office:value="88.5735923963995" calcext:value-type="float">
            <text:p>88.5735923963995</text:p>
          </table:table-cell>
        </table:table-row>
        <table:table-row table:style-name="ro1">
          <table:table-cell table:formula="of:=RAND() * 100" office:value-type="float" office:value="95.7670433450564" calcext:value-type="float">
            <text:p>95.7670433450564</text:p>
          </table:table-cell>
        </table:table-row>
        <table:table-row table:style-name="ro1">
          <table:table-cell table:formula="of:=RAND() * 100" office:value-type="float" office:value="33.1884334959735" calcext:value-type="float">
            <text:p>33.1884334959735</text:p>
          </table:table-cell>
        </table:table-row>
        <table:table-row table:style-name="ro1">
          <table:table-cell table:formula="of:=RAND() * 100" office:value-type="float" office:value="31.2691566948148" calcext:value-type="float">
            <text:p>31.2691566948148</text:p>
          </table:table-cell>
        </table:table-row>
        <table:table-row table:style-name="ro1">
          <table:table-cell table:formula="of:=RAND() * 100" office:value-type="float" office:value="6.98290009276099" calcext:value-type="float">
            <text:p>6.98290009276099</text:p>
          </table:table-cell>
        </table:table-row>
        <table:table-row table:style-name="ro1">
          <table:table-cell table:formula="of:=RAND() * 100" office:value-type="float" office:value="25.4390013011833" calcext:value-type="float">
            <text:p>25.4390013011833</text:p>
          </table:table-cell>
        </table:table-row>
        <table:table-row table:style-name="ro1">
          <table:table-cell table:formula="of:=RAND() * 100" office:value-type="float" office:value="79.0884872185111" calcext:value-type="float">
            <text:p>79.0884872185111</text:p>
          </table:table-cell>
        </table:table-row>
        <table:table-row table:style-name="ro1">
          <table:table-cell table:formula="of:=RAND() * 100" office:value-type="float" office:value="68.970424511742" calcext:value-type="float">
            <text:p>68.970424511742</text:p>
          </table:table-cell>
        </table:table-row>
        <table:table-row table:style-name="ro1">
          <table:table-cell table:formula="of:=RAND() * 100" office:value-type="float" office:value="70.8877802229262" calcext:value-type="float">
            <text:p>70.8877802229262</text:p>
          </table:table-cell>
        </table:table-row>
        <table:table-row table:style-name="ro1">
          <table:table-cell table:formula="of:=RAND() * 100" office:value-type="float" office:value="55.5049059693242" calcext:value-type="float">
            <text:p>55.5049059693242</text:p>
          </table:table-cell>
        </table:table-row>
        <table:table-row table:style-name="ro1">
          <table:table-cell table:formula="of:=RAND() * 100" office:value-type="float" office:value="29.1386904519116" calcext:value-type="float">
            <text:p>29.1386904519116</text:p>
          </table:table-cell>
        </table:table-row>
        <table:table-row table:style-name="ro1">
          <table:table-cell table:formula="of:=RAND() * 100" office:value-type="float" office:value="49.5253932077011" calcext:value-type="float">
            <text:p>49.5253932077011</text:p>
          </table:table-cell>
        </table:table-row>
        <table:table-row table:style-name="ro1">
          <table:table-cell table:formula="of:=RAND() * 100" office:value-type="float" office:value="44.248118005186" calcext:value-type="float">
            <text:p>44.248118005186</text:p>
          </table:table-cell>
        </table:table-row>
        <table:table-row table:style-name="ro1">
          <table:table-cell table:formula="of:=RAND() * 100" office:value-type="float" office:value="1.91977043791517" calcext:value-type="float">
            <text:p>1.91977043791517</text:p>
          </table:table-cell>
        </table:table-row>
        <table:table-row table:style-name="ro1">
          <table:table-cell table:formula="of:=RAND() * 100" office:value-type="float" office:value="95.5198584892759" calcext:value-type="float">
            <text:p>95.5198584892759</text:p>
          </table:table-cell>
        </table:table-row>
        <table:table-row table:style-name="ro1">
          <table:table-cell table:formula="of:=RAND() * 100" office:value-type="float" office:value="58.4368504855276" calcext:value-type="float">
            <text:p>58.4368504855276</text:p>
          </table:table-cell>
        </table:table-row>
        <table:table-row table:style-name="ro1">
          <table:table-cell table:formula="of:=RAND() * 100" office:value-type="float" office:value="61.2182347688227" calcext:value-type="float">
            <text:p>61.2182347688227</text:p>
          </table:table-cell>
        </table:table-row>
        <table:table-row table:style-name="ro1">
          <table:table-cell table:formula="of:=RAND() * 100" office:value-type="float" office:value="39.3209171191345" calcext:value-type="float">
            <text:p>39.3209171191345</text:p>
          </table:table-cell>
        </table:table-row>
        <table:table-row table:style-name="ro1">
          <table:table-cell table:formula="of:=RAND() * 100" office:value-type="float" office:value="40.5340462877962" calcext:value-type="float">
            <text:p>40.5340462877962</text:p>
          </table:table-cell>
        </table:table-row>
        <table:table-row table:style-name="ro1">
          <table:table-cell table:formula="of:=RAND() * 100" office:value-type="float" office:value="39.0221907933714" calcext:value-type="float">
            <text:p>39.0221907933714</text:p>
          </table:table-cell>
        </table:table-row>
        <table:table-row table:style-name="ro1">
          <table:table-cell table:formula="of:=RAND() * 100" office:value-type="float" office:value="19.7240359964667" calcext:value-type="float">
            <text:p>19.7240359964667</text:p>
          </table:table-cell>
        </table:table-row>
        <table:table-row table:style-name="ro1">
          <table:table-cell table:formula="of:=RAND() * 100" office:value-type="float" office:value="54.3324320756309" calcext:value-type="float">
            <text:p>54.3324320756309</text:p>
          </table:table-cell>
        </table:table-row>
        <table:table-row table:style-name="ro1">
          <table:table-cell table:formula="of:=RAND() * 100" office:value-type="float" office:value="44.0940868186516" calcext:value-type="float">
            <text:p>44.0940868186516</text:p>
          </table:table-cell>
        </table:table-row>
        <table:table-row table:style-name="ro1">
          <table:table-cell table:formula="of:=RAND() * 100" office:value-type="float" office:value="43.5835944579203" calcext:value-type="float">
            <text:p>43.5835944579203</text:p>
          </table:table-cell>
        </table:table-row>
        <table:table-row table:style-name="ro1">
          <table:table-cell table:formula="of:=RAND() * 100" office:value-type="float" office:value="24.5794047969049" calcext:value-type="float">
            <text:p>24.5794047969049</text:p>
          </table:table-cell>
        </table:table-row>
        <table:table-row table:style-name="ro1">
          <table:table-cell table:formula="of:=RAND() * 100" office:value-type="float" office:value="4.60432973188453" calcext:value-type="float">
            <text:p>4.60432973188453</text:p>
          </table:table-cell>
        </table:table-row>
        <table:table-row table:style-name="ro1">
          <table:table-cell table:formula="of:=RAND() * 100" office:value-type="float" office:value="39.2582157098897" calcext:value-type="float">
            <text:p>39.2582157098897</text:p>
          </table:table-cell>
        </table:table-row>
        <table:table-row table:style-name="ro1">
          <table:table-cell table:formula="of:=RAND() * 100" office:value-type="float" office:value="6.45523766678755" calcext:value-type="float">
            <text:p>6.45523766678755</text:p>
          </table:table-cell>
        </table:table-row>
        <table:table-row table:style-name="ro1">
          <table:table-cell table:formula="of:=RAND() * 100" office:value-type="float" office:value="28.167702889522" calcext:value-type="float">
            <text:p>28.167702889522</text:p>
          </table:table-cell>
        </table:table-row>
        <table:table-row table:style-name="ro1">
          <table:table-cell table:formula="of:=RAND() * 100" office:value-type="float" office:value="94.3198403149516" calcext:value-type="float">
            <text:p>94.3198403149516</text:p>
          </table:table-cell>
        </table:table-row>
        <table:table-row table:style-name="ro1">
          <table:table-cell table:formula="of:=RAND() * 100" office:value-type="float" office:value="64.9793045274445" calcext:value-type="float">
            <text:p>64.9793045274445</text:p>
          </table:table-cell>
        </table:table-row>
        <table:table-row table:style-name="ro1">
          <table:table-cell table:formula="of:=RAND() * 100" office:value-type="float" office:value="19.2614620117397" calcext:value-type="float">
            <text:p>19.2614620117397</text:p>
          </table:table-cell>
        </table:table-row>
        <table:table-row table:style-name="ro1">
          <table:table-cell table:formula="of:=RAND() * 100" office:value-type="float" office:value="71.4646886089882" calcext:value-type="float">
            <text:p>71.4646886089882</text:p>
          </table:table-cell>
        </table:table-row>
        <table:table-row table:style-name="ro1">
          <table:table-cell table:formula="of:=RAND() * 100" office:value-type="float" office:value="82.176900935905" calcext:value-type="float">
            <text:p>82.176900935905</text:p>
          </table:table-cell>
        </table:table-row>
        <table:table-row table:style-name="ro1">
          <table:table-cell table:formula="of:=RAND() * 100" office:value-type="float" office:value="0.097196402204902" calcext:value-type="float">
            <text:p>0.097196402204902</text:p>
          </table:table-cell>
        </table:table-row>
        <table:table-row table:style-name="ro1">
          <table:table-cell table:formula="of:=RAND() * 100" office:value-type="float" office:value="50.4757939156508" calcext:value-type="float">
            <text:p>50.4757939156508</text:p>
          </table:table-cell>
        </table:table-row>
        <table:table-row table:style-name="ro1">
          <table:table-cell table:formula="of:=RAND() * 100" office:value-type="float" office:value="24.0215033671558" calcext:value-type="float">
            <text:p>24.0215033671558</text:p>
          </table:table-cell>
        </table:table-row>
        <table:table-row table:style-name="ro1">
          <table:table-cell table:formula="of:=RAND() * 100" office:value-type="float" office:value="95.6349201526072" calcext:value-type="float">
            <text:p>95.6349201526072</text:p>
          </table:table-cell>
        </table:table-row>
        <table:table-row table:style-name="ro1">
          <table:table-cell table:formula="of:=RAND() * 100" office:value-type="float" office:value="56.0108387740561" calcext:value-type="float">
            <text:p>56.0108387740561</text:p>
          </table:table-cell>
        </table:table-row>
        <table:table-row table:style-name="ro1">
          <table:table-cell table:formula="of:=RAND() * 100" office:value-type="float" office:value="66.6349045421702" calcext:value-type="float">
            <text:p>66.6349045421702</text:p>
          </table:table-cell>
        </table:table-row>
        <table:table-row table:style-name="ro1">
          <table:table-cell table:formula="of:=RAND() * 100" office:value-type="float" office:value="86.7302915830518" calcext:value-type="float">
            <text:p>86.7302915830518</text:p>
          </table:table-cell>
        </table:table-row>
        <table:table-row table:style-name="ro1">
          <table:table-cell table:formula="of:=RAND() * 100" office:value-type="float" office:value="63.1703963369661" calcext:value-type="float">
            <text:p>63.1703963369661</text:p>
          </table:table-cell>
        </table:table-row>
        <table:table-row table:style-name="ro1">
          <table:table-cell table:formula="of:=RAND() * 100" office:value-type="float" office:value="80.1431039026833" calcext:value-type="float">
            <text:p>80.1431039026833</text:p>
          </table:table-cell>
        </table:table-row>
        <table:table-row table:style-name="ro1">
          <table:table-cell table:formula="of:=RAND() * 100" office:value-type="float" office:value="74.8345716202849" calcext:value-type="float">
            <text:p>74.8345716202849</text:p>
          </table:table-cell>
        </table:table-row>
        <table:table-row table:style-name="ro1">
          <table:table-cell table:formula="of:=RAND() * 100" office:value-type="float" office:value="62.7638721196524" calcext:value-type="float">
            <text:p>62.7638721196524</text:p>
          </table:table-cell>
        </table:table-row>
        <table:table-row table:style-name="ro1">
          <table:table-cell table:formula="of:=RAND() * 100" office:value-type="float" office:value="98.3632030356317" calcext:value-type="float">
            <text:p>98.3632030356317</text:p>
          </table:table-cell>
        </table:table-row>
        <table:table-row table:style-name="ro1">
          <table:table-cell table:formula="of:=RAND() * 100" office:value-type="float" office:value="78.9618099985716" calcext:value-type="float">
            <text:p>78.9618099985716</text:p>
          </table:table-cell>
        </table:table-row>
        <table:table-row table:style-name="ro1">
          <table:table-cell table:formula="of:=RAND() * 100" office:value-type="float" office:value="86.8529657901314" calcext:value-type="float">
            <text:p>86.8529657901314</text:p>
          </table:table-cell>
        </table:table-row>
        <table:table-row table:style-name="ro1">
          <table:table-cell table:formula="of:=RAND() * 100" office:value-type="float" office:value="89.5610676300373" calcext:value-type="float">
            <text:p>89.5610676300373</text:p>
          </table:table-cell>
        </table:table-row>
        <table:table-row table:style-name="ro1">
          <table:table-cell table:formula="of:=RAND() * 100" office:value-type="float" office:value="58.8677100772329" calcext:value-type="float">
            <text:p>58.8677100772329</text:p>
          </table:table-cell>
        </table:table-row>
        <table:table-row table:style-name="ro1">
          <table:table-cell table:formula="of:=RAND() * 100" office:value-type="float" office:value="80.6152580644377" calcext:value-type="float">
            <text:p>80.6152580644377</text:p>
          </table:table-cell>
        </table:table-row>
        <table:table-row table:style-name="ro1">
          <table:table-cell table:formula="of:=RAND() * 100" office:value-type="float" office:value="56.7611969446694" calcext:value-type="float">
            <text:p>56.7611969446694</text:p>
          </table:table-cell>
        </table:table-row>
        <table:table-row table:style-name="ro1">
          <table:table-cell table:formula="of:=RAND() * 100" office:value-type="float" office:value="8.32912285096997" calcext:value-type="float">
            <text:p>8.32912285096997</text:p>
          </table:table-cell>
        </table:table-row>
        <table:table-row table:style-name="ro1">
          <table:table-cell table:formula="of:=RAND() * 100" office:value-type="float" office:value="0.0846551999799317" calcext:value-type="float">
            <text:p>0.084655199979932</text:p>
          </table:table-cell>
        </table:table-row>
        <table:table-row table:style-name="ro1">
          <table:table-cell table:formula="of:=RAND() * 100" office:value-type="float" office:value="15.2940990521492" calcext:value-type="float">
            <text:p>15.2940990521492</text:p>
          </table:table-cell>
        </table:table-row>
        <table:table-row table:style-name="ro1">
          <table:table-cell table:formula="of:=RAND() * 100" office:value-type="float" office:value="63.2544916921895" calcext:value-type="float">
            <text:p>63.2544916921895</text:p>
          </table:table-cell>
        </table:table-row>
        <table:table-row table:style-name="ro1">
          <table:table-cell table:formula="of:=RAND() * 100" office:value-type="float" office:value="59.7628298715533" calcext:value-type="float">
            <text:p>59.7628298715533</text:p>
          </table:table-cell>
        </table:table-row>
        <table:table-row table:style-name="ro1">
          <table:table-cell table:formula="of:=RAND() * 100" office:value-type="float" office:value="42.5442473280855" calcext:value-type="float">
            <text:p>42.5442473280855</text:p>
          </table:table-cell>
        </table:table-row>
        <table:table-row table:style-name="ro1">
          <table:table-cell table:formula="of:=RAND() * 100" office:value-type="float" office:value="45.3007845559949" calcext:value-type="float">
            <text:p>45.3007845559949</text:p>
          </table:table-cell>
        </table:table-row>
        <table:table-row table:style-name="ro1">
          <table:table-cell table:formula="of:=RAND() * 100" office:value-type="float" office:value="42.7514218405003" calcext:value-type="float">
            <text:p>42.7514218405003</text:p>
          </table:table-cell>
        </table:table-row>
        <table:table-row table:style-name="ro1">
          <table:table-cell table:formula="of:=RAND() * 100" office:value-type="float" office:value="2.00054561137596" calcext:value-type="float">
            <text:p>2.00054561137596</text:p>
          </table:table-cell>
        </table:table-row>
        <table:table-row table:style-name="ro1">
          <table:table-cell table:formula="of:=RAND() * 100" office:value-type="float" office:value="6.85486529292387" calcext:value-type="float">
            <text:p>6.85486529292387</text:p>
          </table:table-cell>
        </table:table-row>
        <table:table-row table:style-name="ro1">
          <table:table-cell table:formula="of:=RAND() * 100" office:value-type="float" office:value="69.98680773381" calcext:value-type="float">
            <text:p>69.98680773381</text:p>
          </table:table-cell>
        </table:table-row>
        <table:table-row table:style-name="ro1">
          <table:table-cell table:formula="of:=RAND() * 100" office:value-type="float" office:value="42.2507988642242" calcext:value-type="float">
            <text:p>42.2507988642242</text:p>
          </table:table-cell>
        </table:table-row>
        <table:table-row table:style-name="ro1">
          <table:table-cell table:formula="of:=RAND() * 100" office:value-type="float" office:value="78.7731394331806" calcext:value-type="float">
            <text:p>78.7731394331806</text:p>
          </table:table-cell>
        </table:table-row>
      </table:table>
      <table:named-expressions>
        <table:named-range table:name="random_val100" table:base-cell-address="$datas.$A$1" table:cell-range-address="$datas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3T21:28:16.491834692</dc:date>
    <dc:creator>Franc Z.Nomo</dc:creator>
    <meta:editing-duration>PT41M57S</meta:editing-duration>
    <meta:editing-cycles>6</meta:editing-cycles>
    <meta:generator>LibreOffice/6.4.7.2$Linux_X86_64 LibreOffice_project/40$Build-2</meta:generator>
    <meta:document-statistic meta:table-count="2" meta:cell-count="869" meta:object-count="0"/>
  </office:meta>
</office:document-meta>
</file>